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/>
    </style:style>
    <style:style style:name="T1" style:family="text">
      <style:text-properties fo:font-family="'Times New Roman'" style:font-style-name="Italic" style:font-family-generic="roman" style:font-pitch="variable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498cm" svg:y1="3.845cm" svg:x2="9.498cm" svg:y2="8.925cm">
          <text:p/>
        </draw:line>
        <draw:rect draw:style-name="gr2" draw:text-style-name="P2" draw:layer="layout" svg:width="2.921cm" svg:height="0.635cm" svg:x="10.539cm" svg:y="3.54cm">
          <text:p text:style-name="P1"><text:span text:style-name="T1">Java-novice</text:span></text:p>
        </draw:rect>
        <draw:rect draw:style-name="gr2" draw:text-style-name="P2" draw:layer="layout" svg:width="2.921cm" svg:height="0.635cm" svg:x="10.54cm" svg:y="4.81cm">
          <text:p text:style-name="P1"><text:span text:style-name="T1">Java-begin</text:span></text:p>
        </draw:rect>
        <draw:rect draw:style-name="gr2" draw:text-style-name="P2" draw:layer="layout" svg:width="2.921cm" svg:height="0.635cm" svg:x="10.541cm" svg:y="6.08cm">
          <text:p text:style-name="P1"><text:span text:style-name="T1">Java-knew</text:span></text:p>
        </draw:rect>
        <draw:rect draw:style-name="gr2" draw:text-style-name="P2" draw:layer="layout" svg:width="2.921cm" svg:height="0.635cm" svg:x="10.542cm" svg:y="7.35cm">
          <text:p text:style-name="P1"><text:span text:style-name="T1">Java-advanced</text:span></text:p>
        </draw:rect>
        <draw:rect draw:style-name="gr2" draw:text-style-name="P2" draw:layer="layout" svg:width="2.921cm" svg:height="0.635cm" svg:x="10.543cm" svg:y="8.62cm">
          <text:p text:style-name="P1"><text:span text:style-name="T1">Java-expert</text:span></text:p>
        </draw:rect>
        <draw:line draw:style-name="gr3" draw:text-style-name="P1" draw:layer="layout" svg:x1="9.508cm" svg:y1="3.847cm" svg:x2="10.524cm" svg:y2="3.847cm">
          <text:p/>
        </draw:line>
        <draw:line draw:style-name="gr3" draw:text-style-name="P1" draw:layer="layout" svg:x1="9.508cm" svg:y1="5.115cm" svg:x2="10.524cm" svg:y2="5.115cm">
          <text:p/>
        </draw:line>
        <draw:line draw:style-name="gr3" draw:text-style-name="P1" draw:layer="layout" svg:x1="9.508cm" svg:y1="6.382cm" svg:x2="10.524cm" svg:y2="6.382cm">
          <text:p/>
        </draw:line>
        <draw:line draw:style-name="gr3" draw:text-style-name="P1" draw:layer="layout" svg:x1="9.508cm" svg:y1="7.655cm" svg:x2="10.524cm" svg:y2="7.655cm">
          <text:p/>
        </draw:line>
        <draw:line draw:style-name="gr3" draw:text-style-name="P1" draw:layer="layout" svg:x1="9.508cm" svg:y1="8.925cm" svg:x2="10.524cm" svg:y2="8.925cm">
          <text:p/>
        </draw:line>
        <draw:rect draw:style-name="gr2" draw:text-style-name="P2" draw:layer="layout" svg:width="2.921cm" svg:height="0.635cm" svg:x="5.535cm" svg:y="6.08cm">
          <text:p text:style-name="P1"><text:span text:style-name="T1">Java learner</text:span></text:p>
        </draw:rect>
        <draw:line draw:style-name="gr4" draw:text-style-name="P1" draw:layer="layout" svg:x1="8.482cm" svg:y1="6.382cm" svg:x2="9.498cm" svg:y2="6.3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6T19:12:57.09</meta:creation-date>
    <dc:date>2014-09-16T19:38:19.54</dc:date>
    <dc:creator>Loc Nguyen</dc:creator>
    <meta:editing-duration>PT18M32S</meta:editing-duration>
    <meta:editing-cycles>11</meta:editing-cycles>
    <meta:generator>OpenOffice/4.1.0$Win32 OpenOffice.org_project/410m18$Build-9764</meta:generator>
    <meta:document-statistic meta:object-count="13"/>
  </office:meta>
</office:document-meta>
</file>